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office:value-type="string" calcext:value-type="string">
            <text:p>23.4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.00.0000</text:date>, <text:time style:data-style-name="N2" text:time-value="19:55:22.3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20T19:58:19.512000000</dc:date>
    <meta:editing-duration>P1DT12H2M13S</meta:editing-duration>
    <meta:editing-cycles>696</meta:editing-cycles>
    <meta:document-statistic meta:table-count="1" meta:cell-count="102" meta:object-count="0"/>
  </office:meta>
</office:document-meta>
</file>